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4" style:family="table">
      <style:table-properties style:width="15.997cm" table:align="left" style:writing-mode="lr-tb"/>
    </style:style>
    <style:style style:name="Tableau34.A" style:family="table-column">
      <style:table-column-properties style:column-width="1.99cm"/>
    </style:style>
    <style:style style:name="Tableau34.B" style:family="table-column">
      <style:table-column-properties style:column-width="0.639cm"/>
    </style:style>
    <style:style style:name="Tableau34.C" style:family="table-column">
      <style:table-column-properties style:column-width="4.625cm"/>
    </style:style>
    <style:style style:name="Tableau34.D" style:family="table-column">
      <style:table-column-properties style:column-width="1.674cm"/>
    </style:style>
    <style:style style:name="Tableau34.E" style:family="table-column">
      <style:table-column-properties style:column-width="1.279cm"/>
    </style:style>
    <style:style style:name="Tableau34.F" style:family="table-column">
      <style:table-column-properties style:column-width="1.626cm"/>
    </style:style>
    <style:style style:name="Tableau34.G" style:family="table-column">
      <style:table-column-properties style:column-width="4.165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10" style:family="table-row">
      <style:table-row-properties style:min-row-height="0.637cm"/>
    </style:style>
    <style:style style:name="Tableau3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style:font-name="Arial" fo:font-style="normal" fo:font-weight="bold" officeooo:rsid="001eb05a" officeooo:paragraph-rsid="00210f03" style:font-style-asian="normal" style:font-weight-asian="bold" style:font-name-complex="Arial1" style:font-style-complex="normal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officeooo:paragraph-rsid="00210f03" style:font-name-complex="Arial1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0f03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0f03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style="italic" fo:font-weight="bold" officeooo:rsid="0026be18" officeooo:paragraph-rsid="0026be18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weight="bold" officeooo:paragraph-rsid="00210f03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weight="bold" officeooo:rsid="0024da9e" officeooo:paragraph-rsid="0024da9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font-weight="bold" officeooo:rsid="002bd86b" officeooo:paragraph-rsid="002bd86b"/>
    </style:style>
    <style:style style:name="P1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c679" officeooo:paragraph-rsid="0022c679" fo:background-color="#ffffff" style:font-size-asian="8pt" style:font-size-complex="8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6be18" officeooo:paragraph-rsid="0026be18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83a5d" officeooo:paragraph-rsid="00283a5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officeooo:rsid="00283a5d" officeooo:paragraph-rsid="00283a5d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bd86b" officeooo:paragraph-rsid="002bd86b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bd86b" officeooo:paragraph-rsid="0031f712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6914d" officeooo:paragraph-rsid="0031f712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ans" fo:font-size="8pt" fo:font-weight="normal" officeooo:rsid="0032ea78" officeooo:paragraph-rsid="0032ea78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fo:font-weight="normal" officeooo:rsid="0035762f" officeooo:paragraph-rsid="0035762f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b3833" officeooo:paragraph-rsid="002b3833" style:font-size-asian="12pt" style:font-size-complex="12pt"/>
    </style:style>
    <style:style style:name="P2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2a6622" officeooo:paragraph-rsid="002b3833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466332" officeooo:paragraph-rsid="00210f03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466332" officeooo:paragraph-rsid="00210f03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3a5d" officeooo:paragraph-rsid="002b3833" style:font-size-asian="12pt" style:font-size-complex="12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0d87b1" officeooo:paragraph-rsid="00210f03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22a938" officeooo:paragraph-rsid="00210f03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6e5c5" officeooo:paragraph-rsid="00210f03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055a" officeooo:paragraph-rsid="00210f03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3f0d7" officeooo:paragraph-rsid="00210f03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e7ee" officeooo:paragraph-rsid="00210f03" style:font-size-asian="12pt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38f6d0" officeooo:paragraph-rsid="00210f03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0c60f6" officeooo:paragraph-rsid="00210f03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5762f" officeooo:paragraph-rsid="0035762f" style:font-size-asian="12pt" style:font-size-complex="12pt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0c60f6" officeooo:paragraph-rsid="00210f03" fo:background-color="#ffffff" style:font-size-asian="12pt" style:font-size-complex="12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32ea78" officeooo:paragraph-rsid="0032ea78" style:font-size-asian="8pt" style:font-size-complex="8pt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32ea78" officeooo:paragraph-rsid="0032ea78" fo:background-color="#ffffff" style:font-size-asian="8pt" style:font-size-complex="8pt"/>
    </style:style>
    <style:style style:name="P37" style:family="paragraph" style:parent-style-name="Table_20_Contents">
      <style:paragraph-properties fo:margin-left="0.751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34cb4f" officeooo:paragraph-rsid="0034cb4f"/>
    </style:style>
    <style:style style:name="T1" style:family="text">
      <style:text-properties officeooo:rsid="0023d45e"/>
    </style:style>
    <style:style style:name="T2" style:family="text">
      <style:text-properties officeooo:rsid="002bd86b"/>
    </style:style>
    <style:style style:name="T3" style:family="text">
      <style:text-properties officeooo:rsid="002f828b"/>
    </style:style>
    <style:style style:name="T4" style:family="text">
      <style:text-properties officeooo:rsid="0031f712"/>
    </style:style>
    <style:style style:name="T5" style:family="text">
      <style:text-properties officeooo:rsid="0032ea78"/>
    </style:style>
    <style:style style:name="T6" style:family="text">
      <style:text-properties officeooo:rsid="003576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 table:style-name="TableLine1923785193808">
          <table:table-cell table:style-name="Tableau34.A1" table:number-columns-spanned="7" office:value-type="string">
            <text:p text:style-name="P3">Fiche de test <text:span text:style-name="T1">unitaire </text:span><text:span text:style-name="T4">(program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3785195440">
          <table:table-cell table:style-name="Tableau34.A2" table:number-columns-spanned="2" office:value-type="string">
            <text:p text:style-name="P8">Nature : </text:p>
          </table:table-cell>
          <table:covered-table-cell/>
          <table:table-cell table:style-name="Tableau34.A2" table:number-columns-spanned="2" office:value-type="string">
            <text:p text:style-name="P15">Fonctionnel</text:p>
          </table:table-cell>
          <table:covered-table-cell/>
          <table:table-cell table:style-name="Tableau34.A2" table:number-columns-spanned="2" office:value-type="string">
            <text:p text:style-name="P8">Référence : </text:p>
          </table:table-cell>
          <table:covered-table-cell/>
          <table:table-cell table:style-name="Tableau34.G2" office:value-type="string">
            <text:p text:style-name="P15">F1.1</text:p>
          </table:table-cell>
        </table:table-row>
        <table:table-row table:style-name="TableLine1923785202512">
          <table:table-cell table:style-name="Tableau34.A2" table:number-columns-spanned="2" office:value-type="string">
            <text:p text:style-name="P8">Module : </text:p>
          </table:table-cell>
          <table:covered-table-cell/>
          <table:table-cell table:style-name="Tableau34.G2" table:number-columns-spanned="5" office:value-type="string">
            <text:p text:style-name="P5">Clas<text:span text:style-name="T2">sse Sigfox (cas d’utilisation EmettreTrameSigfox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923785201696">
          <table:table-cell table:style-name="Tableau34.A2" table:number-columns-spanned="2" office:value-type="string">
            <text:p text:style-name="P8">Objectif :</text:p>
          </table:table-cell>
          <table:covered-table-cell/>
          <table:table-cell table:style-name="Tableau34.G2" table:number-columns-spanned="5" office:value-type="string">
            <text:p text:style-name="P12">Vérifier le fonctionnement <text:span text:style-name="T2">de l’encodage et de l’émission d’une trame Sigfox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923785197072">
          <table:table-cell table:style-name="Tableau34.A2" table:number-columns-spanned="2" office:value-type="string">
            <text:p text:style-name="P9">Date :</text:p>
          </table:table-cell>
          <table:covered-table-cell/>
          <table:table-cell table:style-name="Tableau34.G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Line1923785213664">
          <table:table-cell table:style-name="Tableau34.G2" table:number-columns-spanned="7" office:value-type="string">
            <text:p text:style-name="P4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3785204960">
          <table:table-cell table:style-name="Tableau34.A2" table:number-columns-spanned="5" office:value-type="string">
            <text:p text:style-name="P6">État initial du module</text:p>
          </table:table-cell>
          <table:covered-table-cell/>
          <table:covered-table-cell/>
          <table:covered-table-cell/>
          <table:covered-table-cell/>
          <table:table-cell table:style-name="Tableau34.G2" table:number-columns-spanned="2" office:value-type="string">
            <text:p text:style-name="P6">Environnement du test</text:p>
          </table:table-cell>
          <table:covered-table-cell/>
        </table:table-row>
        <table:table-row table:style-name="TableLine1923785207408">
          <table:table-cell table:style-name="Tableau34.A2" table:number-columns-spanned="2" office:value-type="string">
            <text:p text:style-name="P7">Programme</text:p>
          </table:table-cell>
          <table:covered-table-cell/>
          <table:table-cell table:style-name="Tableau34.A2" table:number-columns-spanned="3" office:value-type="string">
            <text:p text:style-name="P10">TestSigfox</text:p>
          </table:table-cell>
          <table:covered-table-cell/>
          <table:covered-table-cell/>
          <table:table-cell table:style-name="Tableau34.G2" table:number-columns-spanned="2" office:value-type="string">
            <text:p text:style-name="P17">- PC Linux avec Netbeans<text:span text:style-name="T6"> et <text:s/>Putty (les deux logiciels sont configurés pour l’esp)</text:span></text:p>
            <text:p text:style-name="P16">- esp32 connecté en USB <text:span text:style-name="T6">au PC</text:span> avec module sigfox <text:span text:style-name="T3">(non suspendu)</text:span> connecté sur les broches 26 (RX_ESP) et 27(TX_ESP) de l’esp</text:p>
            <text:p text:style-name="P16">- Accès au backend sigfox + compte utilisateur</text:p>
          </table:table-cell>
          <table:covered-table-cell/>
        </table:table-row>
        <table:table-row table:style-name="TableLine1923785198704">
          <table:table-cell table:style-name="Tableau34.G2" table:number-columns-spanned="7" office:value-type="string">
            <text:p text:style-name="P6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4.10">
          <table:table-cell table:style-name="Tableau34.G2" table:number-columns-spanned="7" office:value-type="string">
            <text:p text:style-name="P37">Avoir effectué les opérations de la fiche de test concernant le matériel (esp32 sous tension, connecté à l’ordinateur via un câble USB, et le module SigFox (et son antenne) connecté à l’esp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3785204688">
          <table:table-cell table:style-name="Tableau34.G2" table:number-columns-spanned="7" office:value-type="string">
            <text:p text:style-name="P4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3785200064">
          <table:table-cell table:style-name="Tableau34.G2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3785197616">
          <table:table-cell table:style-name="Tableau34.A2" office:value-type="string">
            <text:p text:style-name="P6">Repère</text:p>
          </table:table-cell>
          <table:table-cell table:style-name="Tableau34.A2" table:number-columns-spanned="2" office:value-type="string">
            <text:p text:style-name="P6">Opérations</text:p>
          </table:table-cell>
          <table:covered-table-cell/>
          <table:table-cell table:style-name="Tableau34.G2" table:number-columns-spanned="4" office:value-type="string">
            <text:p text:style-name="P6">Résultats attendus</text:p>
          </table:table-cell>
          <table:covered-table-cell/>
          <table:covered-table-cell/>
          <table:covered-table-cell/>
        </table:table-row>
        <table:table-row table:style-name="TableLine1923785210128">
          <table:table-cell table:style-name="Tableau34.A2" office:value-type="string">
            <text:p text:style-name="P18">1</text:p>
          </table:table-cell>
          <table:table-cell table:style-name="Tableau34.A2" table:number-columns-spanned="2" office:value-type="string">
            <text:p text:style-name="P19">- Télécharger et ouvrir le programme « BridgeSigfox » via netbeans</text:p>
            <text:p text:style-name="P19">- Exécuter le programme (le téléverse dans l’esp)</text:p>
            <text:p text:style-name="P19">- Ouvrir Putty, charger la configuration « esp32 » et cliquer sur le bouton open</text:p>
            <text:p text:style-name="P19">- Entrer la commande « AT »</text:p>
          </table:table-cell>
          <table:covered-table-cell/>
          <table:table-cell table:style-name="Tableau34.G2" table:number-columns-spanned="4" office:value-type="string">
            <text:p text:style-name="P19">- Le message « OK » doit s’afficher sur le terminal Putty</text:p>
            <text:p text:style-name="P19">-</text:p>
          </table:table-cell>
          <table:covered-table-cell/>
          <table:covered-table-cell/>
          <table:covered-table-cell/>
        </table:table-row>
        <table:table-row table:style-name="TableLine1923785201424">
          <table:table-cell table:style-name="Tableau34.A15" office:value-type="string">
            <text:p text:style-name="P35">2</text:p>
          </table:table-cell>
          <table:table-cell table:style-name="Tableau34.A15" table:number-columns-spanned="2" office:value-type="string">
            <text:p text:style-name="P33">- Entrer la commande « AT$SF=010203040506070809101112 »</text:p>
            <text:p text:style-name="P33">- Se connecter au backend Sigfox (avec un compte utilisateur) : <text:a xlink:type="simple" xlink:href="https://backend.sigfox.com/" text:style-name="Internet_20_link" text:visited-style-name="Visited_20_Internet_20_Link">https://backend.sigfox.com/</text:a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<text:soft-page-break/>- Naviguer dans Device, cliquer sur l’ID du module (ici : 2EE048), cliquer sur message (dans la colonne de gauche) et vérifier si le message est bien reçu en observant l’horodatage (légèrement postérieur à l’heure d’envoi de la commande)</text:p>
          </table:table-cell>
          <table:covered-table-cell/>
          <table:table-cell table:style-name="Tableau34.G2" table:number-columns-spanned="4" office:value-type="string">
            <text:p text:style-name="P19">Le message « OK » doit s’afficher sur le terminal Putty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<text:soft-page-break/>Le message que vous avez envoyé (après le ‘=’ dans la commande) doit apparaître comme étant le dernier arrivé. </text:p>
          </table:table-cell>
          <table:covered-table-cell/>
          <table:covered-table-cell/>
          <table:covered-table-cell/>
        </table:table-row>
        <table:table-row table:style-name="TableLine1923785214208">
          <table:table-cell table:style-name="Tableau34.A15" office:value-type="string">
            <text:p text:style-name="P35">3</text:p>
          </table:table-cell>
          <table:table-cell table:style-name="Tableau34.A15" table:number-columns-spanned="2" office:value-type="string">
            <text:p text:style-name="P20"/>
          </table:table-cell>
          <table:covered-table-cell/>
          <table:table-cell table:style-name="Tableau34.G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1923785208224">
          <table:table-cell table:style-name="Tableau34.A15" office:value-type="string">
            <text:p text:style-name="P35">4</text:p>
          </table:table-cell>
          <table:table-cell table:style-name="Tableau34.A15" table:number-columns-spanned="2" office:value-type="string">
            <text:p text:style-name="P21"/>
          </table:table-cell>
          <table:covered-table-cell/>
          <table:table-cell table:style-name="Tableau34.G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1923785202240">
          <table:table-cell table:style-name="Tableau34.A15" office:value-type="string">
            <text:p text:style-name="P35">5</text:p>
          </table:table-cell>
          <table:table-cell table:style-name="Tableau34.A15" table:number-columns-spanned="2" office:value-type="string">
            <text:p text:style-name="P23"/>
          </table:table-cell>
          <table:covered-table-cell/>
          <table:table-cell table:style-name="Tableau34.G2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1923785204144">
          <table:table-cell table:style-name="Tableau34.A15" office:value-type="string">
            <text:p text:style-name="P35">6</text:p>
          </table:table-cell>
          <table:table-cell table:style-name="Tableau34.A15" table:number-columns-spanned="2" office:value-type="string">
            <text:p text:style-name="P22"/>
          </table:table-cell>
          <table:covered-table-cell/>
          <table:table-cell table:style-name="Tableau34.G2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1923785208768">
          <table:table-cell table:style-name="Tableau34.A15" office:value-type="string">
            <text:p text:style-name="P35">7</text:p>
          </table:table-cell>
          <table:table-cell table:style-name="Tableau34.A15" table:number-columns-spanned="2" office:value-type="string">
            <text:p text:style-name="P26"/>
          </table:table-cell>
          <table:covered-table-cell/>
          <table:table-cell table:style-name="Tableau34.G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Line1923785209312">
          <table:table-cell table:style-name="Tableau34.A15" office:value-type="string">
            <text:p text:style-name="P36">8</text:p>
          </table:table-cell>
          <table:table-cell table:style-name="Tableau34.A15" table:number-columns-spanned="2" office:value-type="string">
            <text:p text:style-name="P28"/>
          </table:table-cell>
          <table:covered-table-cell/>
          <table:table-cell table:style-name="Tableau34.G2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eLine1923785203600">
          <table:table-cell table:style-name="Tableau34.A15" office:value-type="string">
            <text:p text:style-name="P36">9</text:p>
          </table:table-cell>
          <table:table-cell table:style-name="Tableau34.A15" table:number-columns-spanned="2" office:value-type="string">
            <text:p text:style-name="P30"/>
          </table:table-cell>
          <table:covered-table-cell/>
          <table:table-cell table:style-name="Tableau34.G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1923785209584">
          <table:table-cell table:style-name="Tableau34.A15" office:value-type="string">
            <text:p text:style-name="P36">10</text:p>
          </table:table-cell>
          <table:table-cell table:style-name="Tableau34.A15" table:number-columns-spanned="2" office:value-type="string">
            <text:p text:style-name="P32"/>
          </table:table-cell>
          <table:covered-table-cell/>
          <table:table-cell table:style-name="Tableau34.G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1923785200608">
          <table:table-cell table:style-name="Tableau34.A15" office:value-type="string">
            <text:p text:style-name="P11">1<text:span text:style-name="T5">1</text:span></text:p>
          </table:table-cell>
          <table:table-cell table:style-name="Tableau34.A15" table:number-columns-spanned="2" office:value-type="string">
            <text:p text:style-name="P32"/>
          </table:table-cell>
          <table:covered-table-cell/>
          <table:table-cell table:style-name="Tableau34.G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10:27:38.181200412</meta:creation-date>
    <dc:date>2021-04-26T10:10:54.351000000</dc:date>
    <meta:editing-duration>PT2H41M15S</meta:editing-duration>
    <meta:editing-cycles>16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46" meta:word-count="283" meta:character-count="1657" meta:non-whitespace-character-count="1415"/>
  </office:meta>
</office:document-meta>
</file>